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e05d" officeooo:paragraph-rsid="001ae05d"/>
    </style:style>
    <style:style style:name="P2" style:family="paragraph" style:parent-style-name="Table_20_Contents" style:list-style-name="L1">
      <style:text-properties officeooo:rsid="001ae05d" officeooo:paragraph-rsid="001ae05d"/>
    </style:style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officeooo:rsid="001ae05d" officeooo:paragraph-rsid="001ae05d" style:font-weight-asian="bold" style:font-weight-complex="bold"/>
    </style:style>
    <style:style style:name="P8" style:family="paragraph" style:parent-style-name="Table_20_Contents" style:list-style-name="L5">
      <style:text-properties fo:font-weight="bold" officeooo:rsid="001ae05d" officeooo:paragraph-rsid="001ae05d" style:font-weight-asian="bold" style:font-weight-complex="bold"/>
    </style:style>
    <style:style style:name="P9" style:family="paragraph" style:parent-style-name="Table_20_Contents" style:list-style-name="L6">
      <style:text-properties fo:font-weight="bold" officeooo:rsid="001ae05d" officeooo:paragraph-rsid="001ae05d" style:font-weight-asian="bold" style:font-weight-complex="bold"/>
    </style:style>
    <style:style style:name="T1" style:family="text">
      <style:text-properties officeooo:rsid="001ae0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45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<text:span text:style-name="T2">Dato:</text:span> 28. november 2018</text:p>
          </table:table-cell>
          <table:covered-table-cell/>
        </table:table-row>
        <table:table-row>
          <table:table-cell table:style-name="Table1.A2" office:value-type="string">
            <text:p text:style-name="P1"><text:span text:style-name="T2">Navn:</text:span> Michael Torp Kaalund</text:p>
          </table:table-cell>
          <table:table-cell table:style-name="Table1.B2" office:value-type="string">
            <text:p text:style-name="P7">Valgte moduler i uddannelsen:</text:p>
            <text:list xml:id="list744546866" text:style-name="L1">
              <text:list-item>
                <text:p text:style-name="P2">Modul 1.3 Automatiske anlæg i bygninger</text:p>
              </text:list-item>
              <text:list-item>
                <text:p text:style-name="P2">Modul 1.4 Intelligente bygningsinstallationer (centrale) og design af enkle brugerflader</text:p>
              </text:list-item>
              <text:list-item>
                <text:p text:style-name="P2">Modul 1.6 Design og styring af lys</text:p>
              </text:list-item>
              <text:list-item>
                <text:p text:style-name="P2">Modul 2.2 Styring og regulering af automatiske anlæg</text:p>
              </text:list-item>
            </text:list>
            <text:p text:style-name="Table_20_Contents"/>
          </table:table-cell>
        </table:table-row>
        <table:table-row>
          <table:table-cell table:style-name="Table1.A3" table:number-columns-spanned="2" office:value-type="string">
            <text:p text:style-name="P6">Moduler, der indgår i svendeprøven:</text:p>
            <text:list xml:id="list2274630358" text:style-name="L2">
              <text:list-item>
                <text:p text:style-name="P3">Modul 1.3 Automatiske anlæg i bygninger</text:p>
              </text:list-item>
              <text:list-item>
                <text:p text:style-name="P3">Modul 1.4 Intelligente bygningsinstallationer (centrale) og design af enkle brugerflader</text:p>
              </text:list-item>
              <text:list-item>
                <text:p text:style-name="P3">Modul 2.2 Styring og regulering af automatiske anlæg</text:p>
              </text:list-item>
            </text:list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"><text:span text:style-name="T2">Klasse:</text:span> elsp4d18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6">1. Angiv hvem der har ansvar for hvilke områder af projektet, hvis der arbej-</text:p>
            <text:p text:style-name="P6">des i en gruppe:</text:p>
            <text:p text:style-name="Table_20_Contents">Da jeg har valgt, at arbejde alene. Så det fulde ansvar er hos mig.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6"><text:span text:style-name="T1">2. </text:span>Problemstilling og formål med projektet:</text:p>
            <text:p text:style-name="Table_20_Contents">Kunden ønsker at få et automatiseret drivhus styring. Som automatisk fylder</text:p>
            <text:p text:style-name="Table_20_Contents">vand i planteboksene fra hans regnvandsopsamling. Styringen skal kunne</text:p>
            <text:p text:style-name="Table_20_Contents">holde et konstant niveau i plantekasserne.</text:p>
            <text:p text:style-name="Table_20_Contents">Kunden får lavet en lysinstallation med IHC.</text:p>
            <text:p text:style-name="Table_20_Contents">Kunden ønsker også, at <text:span text:style-name="T4">befugtningsanlæg</text:span>, skal kunne komme ind over</text:p>
            <text:p text:style-name="Table_20_Contents">styringen. Hvordan er det muligt, at få <text:span text:style-name="T4">befugtning</text:span>sanlægget ind over IHC sty-</text:p>
            <text:p text:style-name="Table_20_Contents">ringen?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6"><text:span text:style-name="T1">3. </text:span>Indhold af projektet, herunder mulige tekniske løsningsmodeller</text:p>
            <text:p text:style-name="Table_20_Contents">Med den tid som er tilrådighed ville det blive presset hvis der skulle laves og</text:p>
            <text:p text:style-name="Table_20_Contents">dokumenteres installationen og programmingerne af et helt hus, samt de-</text:p>
            <text:p text:style-name="Table_20_Contents">sign af drivhus styringen. Drivhus styring ville der blive lagt vægt på samt</text:p>
            <text:p text:style-name="Table_20_Contents">hvordan en intelligent bygningsinstallation kunne programmeres op. Det in-</text:p>
            <text:p text:style-name="Table_20_Contents">novative del af projektet er automatisering af drivhuset i en privat bolig. Selv</text:p>
            <text:p text:style-name="Table_20_Contents">om der har fået et fremryk de seneste par år, med en smart lysstyring i bolig,</text:p>
            <text:p text:style-name="Table_20_Contents">så er det langt fra alle løsninger som er optimale i forhold til hvordan bruge-</text:p>
            <text:p text:style-name="Table_20_Contents">ren udnytter dette.</text:p>
            <text:p text:style-name="Table_20_Contents">Vandstyringen til drivhusstyringen</text:p>
            <text:list xml:id="list1700711730" text:style-name="L3">
              <text:list-item>
                <text:p text:style-name="P4">Siemens LOGO! 12/24RCE</text:p>
              </text:list-item>
              <text:list-item>
                <text:p text:style-name="P4">Siemens LOGO! Power 24V 2,5A</text:p>
              </text:list-item>
              <text:list-item>
                <text:p text:style-name="P4">Akvarie Pumpe</text:p>
              </text:list-item>
              <text:list-item>
                <text:p text:style-name="P4">2 stk Vandniveau måler med 0 - 10V udgang, eller et potentiometer ( 5kΩ)</text:p>
              </text:list-item>
              <text:list-item>
                <text:p text:style-name="P4">og en serie modstand (6, 6kΩ) 1</text:p>
              </text:list-item>
              <text:list-item>
                <text:p text:style-name="P4">Tavle med din skinne eller montage boks med din skinne.</text:p>
              </text:list-item>
              <text:list-item>
                <text:p text:style-name="P4">3g1, 5mm<text:span text:style-name="T1">²</text:span> tilledning</text:p>
              </text:list-item>
              <text:list-item>
                <text:p text:style-name="P4">3pol stikprop</text:p>
              </text:list-item>
              <text:list-item>
                <text:p text:style-name="P4">C6A automatsikring eller en B10A automatsikring.</text:p>
              </text:list-item>
              <text:list-item>
                <text:p text:style-name="P4">Sløjfeledning 1mm 2 − 2, 5mm<text:span text:style-name="T1">²</text:span></text:p>
              </text:list-item>
            </text:list>
            <text:p text:style-name="Table_20_Contents">Eventuelle udstyr til lysstyring</text:p>
            <text:list xml:id="list3921571225" text:style-name="L4">
              <text:list-item>
                <text:p text:style-name="P5">IHC controller</text:p>
              </text:list-item>
              <text:list-item>
                <text:p text:style-name="P5"><text:soft-page-break/>IHC strømforsyning</text:p>
              </text:list-item>
              <text:list-item>
                <text:p text:style-name="P5">IHC 230V output relæ</text:p>
              </text:list-item>
              <text:list-item>
                <text:p text:style-name="P5">WiFi Router inkl. switch</text:p>
              </text:list-item>
              <text:list-item>
                <text:p text:style-name="P5">IHC input 24/3</text:p>
              </text:list-item>
              <text:list-item>
                <text:p text:style-name="P5">IHC output 24</text:p>
              </text:list-item>
              <text:list-item>
                <text:p text:style-name="P5">IHC Fugt sensor</text:p>
              </text:list-item>
            </text:list>
          </table:table-cell>
          <table:covered-table-cell/>
        </table:table-row>
        <table:table-row>
          <table:table-cell table:style-name="Table1.A3" table:number-columns-spanned="2" office:value-type="string">
            <text:p text:style-name="P6"><text:span text:style-name="T1">4. </text:span>Beskrivelse af opgaver eller installationer, der kan demonstrere dine tek-</text:p>
            <text:p text:style-name="P6">niske, håndværksmæssige og innovative færdigheder</text:p>
            <text:p text:style-name="Table_20_Contents">Der ville opbygges en test opstilling af drivhusstyringen. Der ville blive lavet</text:p>
            <text:p text:style-name="Table_20_Contents">en tegning og en beregning af ventilationsanlægget, samt der ville beskrivel-</text:p>
            <text:p text:style-name="Table_20_Contents">se hvordan styringen kan automatiseret. Der ville beskrivelses hvordan der</text:p>
            <text:p text:style-name="Table_20_Contents">ville kunne være en central styringen til lysinstallation.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7">5. Forslag til dokumentation for de valgte løsninger.</text:p>
            <text:list xml:id="list2406773509" text:style-name="L5">
              <text:list-item>
                <text:p text:style-name="P8"><text:span text:style-name="T3">Brugervejledning.</text:span></text:p>
              </text:list-item>
              <text:list-item>
                <text:p text:style-name="P8"><text:span text:style-name="T3">Tekniske tegninger.</text:span></text:p>
              </text:list-item>
              <text:list-item>
                <text:p text:style-name="P8"><text:span text:style-name="T3">Relevante beregninger.</text:span></text:p>
              </text:list-item>
              <text:list-item>
                <text:p text:style-name="P8"><text:span text:style-name="T3">Beskrivelse af love og regler som er gældene.</text:span></text:p>
              </text:list-item>
            </text:list>
          </table:table-cell>
          <table:covered-table-cell/>
        </table:table-row>
        <table:table-row>
          <table:table-cell table:style-name="Table1.A3" table:number-columns-spanned="2" office:value-type="string">
            <text:p text:style-name="P7">6. Tidsstyring af projektet:</text:p>
            <text:list xml:id="list1266412530" text:style-name="L6">
              <text:list-item>
                <text:p text:style-name="P9"><text:span text:style-name="T3">Den budgeteret tidsplan, ville blive opsat i Microsoft Excel eller i et lig-</text:span></text:p>
              </text:list-item>
              <text:list-item>
                <text:p text:style-name="P9"><text:span text:style-name="T3">nene program.</text:span></text:p>
              </text:list-item>
              <text:list-item>
                <text:p text:style-name="P9"><text:span text:style-name="T3">Der ville også blive lavet en realiseret tidsplan i samme format.</text:span></text:p>
              </text:list-item>
              <text:list-item>
                <text:p text:style-name="P9"><text:span text:style-name="T3">Der ville blive lavet en status ved afslutning af arbejdsdagen.</text:span>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8:33:59.776601901</meta:creation-date>
    <dc:date>2018-11-28T09:44:05.308690249</dc:date>
    <meta:editing-duration>PT9M56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2" meta:paragraph-count="67" meta:word-count="508" meta:character-count="3090" meta:non-whitespace-character-count="2683"/>
  </office:meta>
</office:document-meta>
</file>